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>
            <text:p>!OBJECTID</text:p>
          </table:table-cell>
          <table:table-cell office:value-type="string">
            <text:p>!id</text:p>
          </table:table-cell>
          <table:table-cell office:value-type="string">
            <text:p>O_thematique</text:p>
          </table:table-cell>
          <table:table-cell office:value-type="string">
            <text:p>D_nom_latin</text:p>
          </table:table-cell>
          <table:table-cell office:value-type="string">
            <text:p>nom_vernac</text:p>
          </table:table-cell>
          <table:table-cell office:value-type="string">
            <text:p>!effectif</text:p>
          </table:table-cell>
          <table:table-cell table:style-name="Default" office:value-type="string">
            <text:p>date</text:p>
          </table:table-cell>
          <table:table-cell office:value-type="string">
            <text:p>!geometrie</text:p>
          </table:table-cell>
          <table:table-cell office:value-type="string">
            <text:p>!x</text:p>
          </table:table-cell>
          <table:table-cell office:value-type="string">
            <text:p>!y</text:p>
          </table:table-cell>
          <table:table-cell office:value-type="string">
            <text:p>O_departemen</text:p>
          </table:table-cell>
          <table:table-cell office:value-type="string">
            <text:p>D_code_pos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539096">
            <text:p>11539096</text:p>
          </table:table-cell>
          <table:table-cell office:value-type="string">
            <text:p>Reptiles</text:p>
          </table:table-cell>
          <table:table-cell office:value-type="string">
            <text:p>Podarcis muralis (Laurenti, 1768)</text:p>
          </table:table-cell>
          <table:table-cell office:value-type="string">
            <text:p>Lézard des murailles</text:p>
          </table:table-cell>
          <table:table-cell office:value-type="string">
            <text:p>NA</text:p>
          </table:table-cell>
          <table:table-cell office:value-type="string">
            <text:p>06/05/2015</text:p>
          </table:table-cell>
          <table:table-cell office:value-type="string">
            <text:p>POINT</text:p>
          </table:table-cell>
          <table:table-cell office:value-type="float" office:value="2.57172">
            <text:p>2,57</text:p>
          </table:table-cell>
          <table:table-cell office:value-type="float" office:value="48.888">
            <text:p>48,89</text:p>
          </table:table-cell>
          <table:table-cell office:value-type="float" office:value="77">
            <text:p>77</text:p>
          </table:table-cell>
          <table:table-cell office:value-type="float" office:value="77108">
            <text:p>77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39102">
            <text:p>11539102</text:p>
          </table:table-cell>
          <table:table-cell office:value-type="string">
            <text:p>Reptiles</text:p>
          </table:table-cell>
          <table:table-cell office:value-type="string">
            <text:p>Podarcis muralis (Laurenti, 1768)</text:p>
          </table:table-cell>
          <table:table-cell office:value-type="string">
            <text:p>Lézard des murailles</text:p>
          </table:table-cell>
          <table:table-cell office:value-type="string">
            <text:p>NA</text:p>
          </table:table-cell>
          <table:table-cell office:value-type="string">
            <text:p>06/05/2015</text:p>
          </table:table-cell>
          <table:table-cell office:value-type="string">
            <text:p>POINT</text:p>
          </table:table-cell>
          <table:table-cell office:value-type="float" office:value="2.57279">
            <text:p>2,57</text:p>
          </table:table-cell>
          <table:table-cell office:value-type="float" office:value="48.8882">
            <text:p>48,89</text:p>
          </table:table-cell>
          <table:table-cell office:value-type="float" office:value="77">
            <text:p>77</text:p>
          </table:table-cell>
          <table:table-cell office:value-type="float" office:value="77108">
            <text:p>771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539144">
            <text:p>11539144</text:p>
          </table:table-cell>
          <table:table-cell office:value-type="string">
            <text:p>Reptiles</text:p>
          </table:table-cell>
          <table:table-cell office:value-type="string">
            <text:p>Podarcis muralis (Laurenti, 1768)</text:p>
          </table:table-cell>
          <table:table-cell office:value-type="string">
            <text:p>Lézard des murailles</text:p>
          </table:table-cell>
          <table:table-cell office:value-type="string">
            <text:p>NA</text:p>
          </table:table-cell>
          <table:table-cell office:value-type="string">
            <text:p>06/05/2015</text:p>
          </table:table-cell>
          <table:table-cell office:value-type="string">
            <text:p>POINT</text:p>
          </table:table-cell>
          <table:table-cell office:value-type="float" office:value="2.5789">
            <text:p>2,58</text:p>
          </table:table-cell>
          <table:table-cell office:value-type="float" office:value="48.8857">
            <text:p>48,89</text:p>
          </table:table-cell>
          <table:table-cell office:value-type="float" office:value="77">
            <text:p>77</text:p>
          </table:table-cell>
          <table:table-cell office:value-type="float" office:value="77108">
            <text:p>771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9149">
            <text:p>11539149</text:p>
          </table:table-cell>
          <table:table-cell office:value-type="string">
            <text:p>Mammifères (hors Chiroptères)</text:p>
          </table:table-cell>
          <table:table-cell office:value-type="string">
            <text:p>Vulpes vulpes (Linnaeus, 1758)</text:p>
          </table:table-cell>
          <table:table-cell office:value-type="string">
            <text:p>Renard roux</text:p>
          </table:table-cell>
          <table:table-cell office:value-type="string">
            <text:p>NA</text:p>
          </table:table-cell>
          <table:table-cell office:value-type="string">
            <text:p>06/05/2015</text:p>
          </table:table-cell>
          <table:table-cell office:value-type="string">
            <text:p>POINT</text:p>
          </table:table-cell>
          <table:table-cell office:value-type="float" office:value="2.54980917798">
            <text:p>2,55</text:p>
          </table:table-cell>
          <table:table-cell office:value-type="float" office:value="48.9190148091">
            <text:p>48,92</text:p>
          </table:table-cell>
          <table:table-cell office:value-type="float" office:value="93">
            <text:p>93</text:p>
          </table:table-cell>
          <table:table-cell office:value-type="float" office:value="93046">
            <text:p>930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539148">
            <text:p>11539148</text:p>
          </table:table-cell>
          <table:table-cell office:value-type="string">
            <text:p>Mammifères (hors Chiroptères)</text:p>
          </table:table-cell>
          <table:table-cell office:value-type="string">
            <text:p>Vulpes vulpes (Linnaeus, 1758)</text:p>
          </table:table-cell>
          <table:table-cell office:value-type="string">
            <text:p>Renard roux</text:p>
          </table:table-cell>
          <table:table-cell office:value-type="string">
            <text:p>NA</text:p>
          </table:table-cell>
          <table:table-cell office:value-type="string">
            <text:p>06/05/2015</text:p>
          </table:table-cell>
          <table:table-cell office:value-type="string">
            <text:p>POINT</text:p>
          </table:table-cell>
          <table:table-cell office:value-type="float" office:value="2.54355985504">
            <text:p>2,54</text:p>
          </table:table-cell>
          <table:table-cell office:value-type="float" office:value="48.9157127155">
            <text:p>48,92</text:p>
          </table:table-cell>
          <table:table-cell office:value-type="float" office:value="93">
            <text:p>93</text:p>
          </table:table-cell>
          <table:table-cell office:value-type="float" office:value="93046">
            <text:p>930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4842">
            <text:p>11544842</text:p>
          </table:table-cell>
          <table:table-cell office:value-type="string">
            <text:p>Amphibiens</text:p>
          </table:table-cell>
          <table:table-cell office:value-type="string">
            <text:p>Bufo bufo (Linnaeus, 1758)</text:p>
          </table:table-cell>
          <table:table-cell office:value-type="string">
            <text:p>Crapaud commun</text:p>
          </table:table-cell>
          <table:table-cell office:value-type="string">
            <text:p>NA</text:p>
          </table:table-cell>
          <table:table-cell office:value-type="string">
            <text:p>01/08/2014</text:p>
          </table:table-cell>
          <table:table-cell office:value-type="string">
            <text:p>POINT</text:p>
          </table:table-cell>
          <table:table-cell office:value-type="float" office:value="2.57058382034">
            <text:p>2,57</text:p>
          </table:table-cell>
          <table:table-cell office:value-type="float" office:value="48.8878782709">
            <text:p>48,89</text:p>
          </table:table-cell>
          <table:table-cell office:value-type="float" office:value="77">
            <text:p>77</text:p>
          </table:table-cell>
          <table:table-cell office:value-type="float" office:value="77108">
            <text:p>771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539078">
            <text:p>11539078</text:p>
          </table:table-cell>
          <table:table-cell office:value-type="string">
            <text:p>Amphibiens</text:p>
          </table:table-cell>
          <table:table-cell office:value-type="string">
            <text:p>Pelophylax kl. esculentus (Linnaeus, 1758)</text:p>
          </table:table-cell>
          <table:table-cell office:value-type="string">
            <text:p>Grenouille commune</text:p>
          </table:table-cell>
          <table:table-cell office:value-type="string">
            <text:p>NA</text:p>
          </table:table-cell>
          <table:table-cell office:value-type="string">
            <text:p>06/05/2015</text:p>
          </table:table-cell>
          <table:table-cell office:value-type="string">
            <text:p>POINT</text:p>
          </table:table-cell>
          <table:table-cell office:value-type="float" office:value="2.53804">
            <text:p>2,54</text:p>
          </table:table-cell>
          <table:table-cell office:value-type="float" office:value="48.9361">
            <text:p>48,94</text:p>
          </table:table-cell>
          <table:table-cell office:value-type="float" office:value="93">
            <text:p>93</text:p>
          </table:table-cell>
          <table:table-cell office:value-type="float" office:value="93071">
            <text:p>930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112802">
            <text:p>11112802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05748606088">
            <text:p>2,06</text:p>
          </table:table-cell>
          <table:table-cell office:value-type="float" office:value="48.7787927132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12801">
            <text:p>11112801</text:p>
          </table:table-cell>
          <table:table-cell office:value-type="string">
            <text:p>Mammifères (hors Chiroptères)</text:p>
          </table:table-cell>
          <table:table-cell office:value-type="string">
            <text:p>Myotis Kaup, 1829 sp.</text:p>
          </table:table-cell>
          <table:table-cell office:value-type="string">
            <text:p>indéterminé</text:p>
          </table:table-cell>
          <table:table-cell office:value-type="string">
            <text:p>NA</text:p>
          </table:table-cell>
          <table:table-cell office:value-type="string">
            <text:p>01/07/2014</text:p>
          </table:table-cell>
          <table:table-cell office:value-type="string">
            <text:p>POINT</text:p>
          </table:table-cell>
          <table:table-cell office:value-type="float" office:value="2.05240059259">
            <text:p>2,05</text:p>
          </table:table-cell>
          <table:table-cell office:value-type="float" office:value="48.780291522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112800">
            <text:p>11112800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01/07/2014</text:p>
          </table:table-cell>
          <table:table-cell office:value-type="string">
            <text:p>POINT</text:p>
          </table:table-cell>
          <table:table-cell office:value-type="float" office:value="2.05066252115">
            <text:p>2,05</text:p>
          </table:table-cell>
          <table:table-cell office:value-type="float" office:value="48.780319801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112799">
            <text:p>11112799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05452490213">
            <text:p>2,05</text:p>
          </table:table-cell>
          <table:table-cell office:value-type="float" office:value="48.78060259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12798">
            <text:p>11112798</text:p>
          </table:table-cell>
          <table:table-cell office:value-type="string">
            <text:p>Mammifères (hors Chiroptères)</text:p>
          </table:table-cell>
          <table:table-cell office:value-type="string">
            <text:p>Myotis Kaup, 1829 sp.</text:p>
          </table:table-cell>
          <table:table-cell office:value-type="string">
            <text:p>indéterminé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05452490213">
            <text:p>2,05</text:p>
          </table:table-cell>
          <table:table-cell office:value-type="float" office:value="48.78060259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112797">
            <text:p>11112797</text:p>
          </table:table-cell>
          <table:table-cell office:value-type="string">
            <text:p>Mammifères (hors Chiroptères)</text:p>
          </table:table-cell>
          <table:table-cell office:value-type="string">
            <text:p>Pipistrellus kuhlii (Kuhl, 1817)</text:p>
          </table:table-cell>
          <table:table-cell office:value-type="string">
            <text:p>Pipistrelle de Kuhl</text:p>
          </table:table-cell>
          <table:table-cell office:value-type="string">
            <text:p>NA</text:p>
          </table:table-cell>
          <table:table-cell office:value-type="string">
            <text:p>01/07/2014</text:p>
          </table:table-cell>
          <table:table-cell office:value-type="string">
            <text:p>POINT</text:p>
          </table:table-cell>
          <table:table-cell office:value-type="float" office:value="2.05735731485">
            <text:p>2,06</text:p>
          </table:table-cell>
          <table:table-cell office:value-type="float" office:value="48.7801218478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112796">
            <text:p>11112796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01/07/2014</text:p>
          </table:table-cell>
          <table:table-cell office:value-type="string">
            <text:p>POINT</text:p>
          </table:table-cell>
          <table:table-cell office:value-type="float" office:value="2.05735731485">
            <text:p>2,06</text:p>
          </table:table-cell>
          <table:table-cell office:value-type="float" office:value="48.7801218478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112795">
            <text:p>11112795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13233542811">
            <text:p>2,13</text:p>
          </table:table-cell>
          <table:table-cell office:value-type="float" office:value="48.7901479031">
            <text:p>48,79</text:p>
          </table:table-cell>
          <table:table-cell office:value-type="float" office:value="78">
            <text:p>78</text:p>
          </table:table-cell>
          <table:table-cell office:value-type="float" office:value="78646">
            <text:p>786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112794">
            <text:p>11112794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0/06/2014</text:p>
          </table:table-cell>
          <table:table-cell office:value-type="string">
            <text:p>POINT</text:p>
          </table:table-cell>
          <table:table-cell office:value-type="float" office:value="2.13448119532">
            <text:p>2,13</text:p>
          </table:table-cell>
          <table:table-cell office:value-type="float" office:value="48.7914484643">
            <text:p>48,79</text:p>
          </table:table-cell>
          <table:table-cell office:value-type="float" office:value="78">
            <text:p>78</text:p>
          </table:table-cell>
          <table:table-cell office:value-type="float" office:value="78646">
            <text:p>7864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112793">
            <text:p>11112793</text:p>
          </table:table-cell>
          <table:table-cell office:value-type="string">
            <text:p>Mammifères (hors Chiroptères)</text:p>
          </table:table-cell>
          <table:table-cell office:value-type="string">
            <text:p>Pipistrellus kuhlii/nathusii</text:p>
          </table:table-cell>
          <table:table-cell/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13173461329">
            <text:p>2,13</text:p>
          </table:table-cell>
          <table:table-cell office:value-type="float" office:value="48.7925793598">
            <text:p>48,79</text:p>
          </table:table-cell>
          <table:table-cell office:value-type="float" office:value="78">
            <text:p>78</text:p>
          </table:table-cell>
          <table:table-cell office:value-type="float" office:value="78646">
            <text:p>786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112792">
            <text:p>11112792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13173461329">
            <text:p>2,13</text:p>
          </table:table-cell>
          <table:table-cell office:value-type="float" office:value="48.7925793598">
            <text:p>48,79</text:p>
          </table:table-cell>
          <table:table-cell office:value-type="float" office:value="78">
            <text:p>78</text:p>
          </table:table-cell>
          <table:table-cell office:value-type="float" office:value="78646">
            <text:p>7864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112791">
            <text:p>11112791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0/06/2014</text:p>
          </table:table-cell>
          <table:table-cell office:value-type="string">
            <text:p>POINT</text:p>
          </table:table-cell>
          <table:table-cell office:value-type="float" office:value="2.12933135402">
            <text:p>2,13</text:p>
          </table:table-cell>
          <table:table-cell office:value-type="float" office:value="48.7915332824">
            <text:p>48,79</text:p>
          </table:table-cell>
          <table:table-cell office:value-type="float" office:value="78">
            <text:p>78</text:p>
          </table:table-cell>
          <table:table-cell office:value-type="float" office:value="78646">
            <text:p>786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112790">
            <text:p>11112790</text:p>
          </table:table-cell>
          <table:table-cell office:value-type="string">
            <text:p>Mammifères (hors Chiroptères)</text:p>
          </table:table-cell>
          <table:table-cell office:value-type="string">
            <text:p>Myotis Kaup, 1829 sp.</text:p>
          </table:table-cell>
          <table:table-cell office:value-type="string">
            <text:p>indéterminé</text:p>
          </table:table-cell>
          <table:table-cell office:value-type="string">
            <text:p>NA</text:p>
          </table:table-cell>
          <table:table-cell office:value-type="string">
            <text:p>20/06/2014</text:p>
          </table:table-cell>
          <table:table-cell office:value-type="string">
            <text:p>POINT</text:p>
          </table:table-cell>
          <table:table-cell office:value-type="float" office:value="2.12933135402">
            <text:p>2,13</text:p>
          </table:table-cell>
          <table:table-cell office:value-type="float" office:value="48.7915332824">
            <text:p>48,79</text:p>
          </table:table-cell>
          <table:table-cell office:value-type="float" office:value="78">
            <text:p>78</text:p>
          </table:table-cell>
          <table:table-cell office:value-type="float" office:value="78646">
            <text:p>786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112789">
            <text:p>11112789</text:p>
          </table:table-cell>
          <table:table-cell office:value-type="string">
            <text:p>Mammifères (hors Chiroptères)</text:p>
          </table:table-cell>
          <table:table-cell office:value-type="string">
            <text:p>Pipistrellus kuhlii (Kuhl, 1817)</text:p>
          </table:table-cell>
          <table:table-cell office:value-type="string">
            <text:p>Pipistrelle de Kuhl</text:p>
          </table:table-cell>
          <table:table-cell office:value-type="string">
            <text:p>NA</text:p>
          </table:table-cell>
          <table:table-cell office:value-type="string">
            <text:p>20/06/2014</text:p>
          </table:table-cell>
          <table:table-cell office:value-type="string">
            <text:p>POINT</text:p>
          </table:table-cell>
          <table:table-cell office:value-type="float" office:value="2.12688517939">
            <text:p>2,13</text:p>
          </table:table-cell>
          <table:table-cell office:value-type="float" office:value="48.7915050097">
            <text:p>48,79</text:p>
          </table:table-cell>
          <table:table-cell office:value-type="float" office:value="78">
            <text:p>78</text:p>
          </table:table-cell>
          <table:table-cell office:value-type="float" office:value="78646">
            <text:p>7864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112788">
            <text:p>11112788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0/06/2014</text:p>
          </table:table-cell>
          <table:table-cell office:value-type="string">
            <text:p>POINT</text:p>
          </table:table-cell>
          <table:table-cell office:value-type="float" office:value="2.12688517939">
            <text:p>2,13</text:p>
          </table:table-cell>
          <table:table-cell office:value-type="float" office:value="48.7915050097">
            <text:p>48,79</text:p>
          </table:table-cell>
          <table:table-cell office:value-type="float" office:value="78">
            <text:p>78</text:p>
          </table:table-cell>
          <table:table-cell office:value-type="float" office:value="78646">
            <text:p>7864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112787">
            <text:p>11112787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0/06/2014</text:p>
          </table:table-cell>
          <table:table-cell office:value-type="string">
            <text:p>POINT</text:p>
          </table:table-cell>
          <table:table-cell office:value-type="float" office:value="2.12546897303">
            <text:p>2,13</text:p>
          </table:table-cell>
          <table:table-cell office:value-type="float" office:value="48.790996099">
            <text:p>48,79</text:p>
          </table:table-cell>
          <table:table-cell office:value-type="float" office:value="78">
            <text:p>78</text:p>
          </table:table-cell>
          <table:table-cell office:value-type="float" office:value="78646">
            <text:p>786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12786">
            <text:p>11112786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0840127505">
            <text:p>2,08</text:p>
          </table:table-cell>
          <table:table-cell office:value-type="float" office:value="48.7847756625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112785">
            <text:p>11112785</text:p>
          </table:table-cell>
          <table:table-cell office:value-type="string">
            <text:p>Mammifères (hors Chiroptères)</text:p>
          </table:table-cell>
          <table:table-cell office:value-type="string">
            <text:p>Pipistrellus kuhlii (Kuhl, 1817)</text:p>
          </table:table-cell>
          <table:table-cell office:value-type="string">
            <text:p>Pipistrelle de Kuhl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08684516322">
            <text:p>2,09</text:p>
          </table:table-cell>
          <table:table-cell office:value-type="float" office:value="48.7832487103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112784">
            <text:p>11112784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08684516322">
            <text:p>2,09</text:p>
          </table:table-cell>
          <table:table-cell office:value-type="float" office:value="48.7832487103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112783">
            <text:p>11112783</text:p>
          </table:table-cell>
          <table:table-cell office:value-type="string">
            <text:p>Mammifères (hors Chiroptères)</text:p>
          </table:table-cell>
          <table:table-cell office:value-type="string">
            <text:p>Myotis Kaup, 1829 sp.</text:p>
          </table:table-cell>
          <table:table-cell office:value-type="string">
            <text:p>indéterminé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08864760768">
            <text:p>2,09</text:p>
          </table:table-cell>
          <table:table-cell office:value-type="float" office:value="48.7834183739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112782">
            <text:p>11112782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6/09/2014</text:p>
          </table:table-cell>
          <table:table-cell office:value-type="string">
            <text:p>POINT</text:p>
          </table:table-cell>
          <table:table-cell office:value-type="float" office:value="2.09057879817">
            <text:p>2,09</text:p>
          </table:table-cell>
          <table:table-cell office:value-type="float" office:value="48.7824569389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110703">
            <text:p>11110703</text:p>
          </table:table-cell>
          <table:table-cell office:value-type="string">
            <text:p>Mammifères (hors Chiroptères)</text:p>
          </table:table-cell>
          <table:table-cell office:value-type="string">
            <text:p>Pipistrellus pipistrellus (Schreber, 1774)</text:p>
          </table:table-cell>
          <table:table-cell office:value-type="string">
            <text:p>Pipistrelle commune</text:p>
          </table:table-cell>
          <table:table-cell office:value-type="string">
            <text:p>NA</text:p>
          </table:table-cell>
          <table:table-cell office:value-type="string">
            <text:p>20/06/2014</text:p>
          </table:table-cell>
          <table:table-cell office:value-type="string">
            <text:p>POINT</text:p>
          </table:table-cell>
          <table:table-cell office:value-type="float" office:value="2.08118033778">
            <text:p>2,08</text:p>
          </table:table-cell>
          <table:table-cell office:value-type="float" office:value="48.7836728683">
            <text:p>48,78</text:p>
          </table:table-cell>
          <table:table-cell office:value-type="float" office:value="78">
            <text:p>78</text:p>
          </table:table-cell>
          <table:table-cell office:value-type="float" office:value="78297">
            <text:p>7829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0000-00-00T12:04:29.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5b93205-6e6b3fc-7830f6d-c08ad66-1d9bf4</meta:generator>
    <dc:date>2016-07-27T12:04:37.03</dc:date>
    <meta:document-statistic meta:table-count="3" meta:cell-count="359" meta:object-count="0"/>
    <meta:user-defined meta:name="Info 1"/>
    <meta:user-defined meta:name="Info 2"/>
    <meta:user-defined meta:name="Info 3"/>
    <meta:user-defined meta:name="Info 4"/>
  </office:meta>
</office:document-meta>
</file>